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5"/>
    <style:style style:name="P14" style:family="paragraph" style:parent-style-name="Text_20_body" style:list-style-name="L16"/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10">
      <style:paragraph-properties fo:margin-top="0cm" fo:margin-bottom="0cm" loext:contextual-spacing="false"/>
    </style:style>
    <style:style style:name="P18" style:family="paragraph" style:parent-style-name="Text_20_body" style:list-style-name="L11">
      <style:paragraph-properties fo:margin-top="0cm" fo:margin-bottom="0cm" loext:contextual-spacing="false"/>
    </style:style>
    <style:style style:name="P19" style:family="paragraph" style:parent-style-name="Text_20_body" style:list-style-name="L12">
      <style:paragraph-properties fo:margin-top="0cm" fo:margin-bottom="0cm" loext:contextual-spacing="false"/>
    </style:style>
    <style:style style:name="P20" style:family="paragraph" style:parent-style-name="Text_20_body" style:list-style-name="L14">
      <style:paragraph-properties fo:margin-top="0cm" fo:margin-bottom="0cm" loext:contextual-spacing="false"/>
    </style:style>
    <style:style style:name="P21" style:family="paragraph" style:parent-style-name="Text_20_body" style:list-style-name="L15">
      <style:paragraph-properties fo:margin-top="0cm" fo:margin-bottom="0cm" loext:contextual-spacing="false"/>
    </style:style>
    <style:style style:name="P22" style:family="paragraph" style:parent-style-name="Text_20_body" style:list-style-name="L16">
      <style:paragraph-properties fo:margin-top="0cm" fo:margin-bottom="0cm" loext:contextual-spacing="false"/>
    </style:style>
    <style:style style:name="P23" style:family="paragraph" style:parent-style-name="Standard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MarionChapuis/memo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edit/master/Laravel_Formulaire.md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delete/master/Laravel_Formulaire.m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1" text:name="readme">
          <text:h text:style-name="Heading_20_1" text:outline-level="1"><text:bookmark text:name="user-content-formulaire-laravel"/>Formulaire Laravel</text:h>
          <text:h text:style-name="Heading_20_2" text:outline-level="2"><text:bookmark text:name="user-content-template--head"/>Template : head</text:h>
          <text:list xml:id="list1217965556" text:style-name="L9">
            <text:list-item>
              <text:p text:style-name="P7">Mettre la balise : </text:p>
            </text:list-item>
          </text:list>
          <text:p text:style-name="Preformatted_20_Text">&lt;head&gt;</text:p>
          <text:p text:style-name="Preformatted_20_Text"><text:s text:c="4"/>&lt;meta charset="utf-8"&gt;</text:p>
          <text:p text:style-name="Preformatted_20_Text"><text:s text:c="4"/>&lt;meta name="csrf-token" content="{{ csrf_token() }}"&gt;</text:p>
          <text:p text:style-name="P1">&lt;/head&gt;</text:p>
          <text:h text:style-name="Heading_20_2" text:outline-level="2"><text:bookmark text:name="user-content-le-formulaire"/>Le formulaire</text:h>
          <text:list xml:id="list4267737441" text:style-name="L10">
            <text:list-item>
              <text:p text:style-name="P17">Avoir une vue : formulaire.blade.php </text:p>
            </text:list-item>
            <text:list-item>
              <text:p text:style-name="P8">Ajouter dans le formulaire la protection : {{ csrf_field}} </text:p>
            </text:list-item>
          </text:list>
          <text:p text:style-name="Preformatted_20_Text"><text:s text:c="8"/>&lt;form class="" action="/user" method="post"&gt;</text:p>
          <text:p text:style-name="P1"><text:s text:c="8"/>{{ csrf_field() }}</text:p>
          <text:h text:style-name="Heading_20_2" text:outline-level="2"><text:bookmark text:name="user-content-la-vue-daffichage"/>La vue d'affichage</text:h>
          <text:list xml:id="list2773920634" text:style-name="L11">
            <text:list-item>
              <text:p text:style-name="P18">Avoir une vue qui affiche les résultats du formulaire : result.blade.php </text:p>
            </text:list-item>
            <text:list-item>
              <text:p text:style-name="P9">Afficher une valeur du formulaire : {{ $user['firstname'] }} </text:p>
            </text:list-item>
          </text:list>
          <text:p text:style-name="P1">&lt;p&gt;valeur : &lt;b&gt;{{ $user['firstname'] }}&lt;/b&gt;&lt;/p&gt;</text:p>
          <text:h text:style-name="Heading_20_2" text:outline-level="2"><text:bookmark text:name="user-content-le-controller"/>Le controller</text:h>
          <text:list xml:id="list871843988" text:style-name="L12">
            <text:list-item>
              <text:p text:style-name="P19">Créer un controller avec la ligne de commande : <text:span text:style-name="Strong_20_Emphasis">php artisan make::controller NomController -r</text:span> </text:p>
            </text:list-item>
            <text:list-item>
              <text:p text:style-name="P10">Dans la fonction "create" </text:p>
            </text:list-item>
          </text:list>
          <text:p text:style-name="Preformatted_20_Text">public function create()</text:p>
          <text:p text:style-name="Preformatted_20_Text">{</text:p>
          <text:p text:style-name="Preformatted_20_Text"><text:s text:c="4"/>return view('user.formulaire');</text:p>
          <text:p text:style-name="P1">}</text:p>
          <text:list xml:id="list1248367883" text:style-name="L13">
            <text:list-item>
              <text:p text:style-name="P11">Dans la fonction "store" </text:p>
            </text:list-item>
          </text:list>
          <text:p text:style-name="Preformatted_20_Text">public function store(Request $request)</text:p>
          <text:p text:style-name="Preformatted_20_Text">{</text:p>
          <text:p text:style-name="Preformatted_20_Text"><text:s text:c="4"/>$data = [</text:p>
          <text:p text:style-name="Preformatted_20_Text"><text:s text:c="11"/>'user' =&gt; [</text:p>
          <text:p text:style-name="Preformatted_20_Text"><text:s text:c="24"/>'firstname' <text:s/>=&gt; $request-&gt;input('firstname'),</text:p>
          <text:p text:style-name="Preformatted_20_Text"><text:s text:c="24"/>'lastname' <text:s text:c="2"/>=&gt; $request-&gt;input('lastname'),</text:p>
          <text:p text:style-name="Preformatted_20_Text"><text:s text:c="9"/>],</text:p>
          <text:p text:style-name="Preformatted_20_Text"><text:s text:c="4"/>];</text:p>
          <text:p text:style-name="Preformatted_20_Text"/>
          <text:p text:style-name="Preformatted_20_Text"><text:s text:c="4"/>return view('user.result', $data);</text:p>
          <text:p text:style-name="Preformatted_20_Text"/>
          <text:p text:style-name="P1">}</text:p>
          <text:h text:style-name="Heading_20_2" text:outline-level="2"><text:bookmark text:name="user-content-la-route"/><text:soft-page-break/>La route</text:h>
          <text:p text:style-name="Text_20_body">Il existe 2 routes :</text:p>
          <text:list xml:id="list2369137049" text:style-name="L14">
            <text:list-item>
              <text:p text:style-name="P20">Pour afficher le formulaire : <text:span text:style-name="Strong_20_Emphasis">GET</text:span> </text:p>
            </text:list-item>
            <text:list-item>
              <text:p text:style-name="P12">Pour soumettre le formulaire et afficher la vue : <text:span text:style-name="Strong_20_Emphasis">POST</text:span> </text:p>
            </text:list-item>
          </text:list>
          <text:p text:style-name="Preformatted_20_Text">Route::get('/user/create', 'UserController@create');</text:p>
          <text:p text:style-name="P1">Route::post('/user', 'UserController@store');</text:p>
          <text:h text:style-name="Heading_20_2" text:outline-level="2"><text:bookmark text:name="user-content-architecture"/>Architecture</text:h>
        </text:section>
      </text:section>
      <text:list xml:id="list1027218152" text:style-name="L15">
        <text:list-header>
          <text:p text:style-name="P21"/>
        </text:list-header>
      </text:list>
      <text:p text:style-name="Text_20_body"><office:annotation><dc:date>2018-01-29T16:39:30.152000000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39:24.095000000</meta:creation-date>
    <dc:date>2018-01-29T16:40:08.283000000</dc:date>
    <meta:editing-duration>PT44S</meta:editing-duration>
    <meta:editing-cycles>1</meta:editing-cycles>
    <meta:document-statistic meta:table-count="0" meta:image-count="0" meta:object-count="0" meta:page-count="2" meta:paragraph-count="43" meta:word-count="162" meta:character-count="1258" meta:non-whitespace-character-count="1027"/>
    <meta:generator>LibreOffice/5.4.1.2$Windows_X86_64 LibreOffice_project/ea7cb86e6eeb2bf3a5af73a8f7777ac570321527</meta:generator>
  </office:meta>
</office:document-meta>
</file>